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ifferent orgasms, one secret...</text:p>
      <text:p text:style-name="P1"><text:tab/><text:tab/>This is a tragic tale of a man of many secrets, but the worst one was that he was a serial killer. But not just any normally down the block, vile serial killer, but rather a man who took excessive pleasure of the slaying of his victims, ants as they were. That's right you heard me correct, he was an ant serial killer.</text:p>
      <text:p text:style-name="P1"><text:tab/>Now you probably say, what is it to me, the normal Jane or John Doe with a serial killer of those tiny six-legged ever multiplying creatures. A good point indeed, but please consider the following scenario:</text:p>
      <text:p text:style-name="P1"><text:tab/>There are no more ants in this world because of this psycho freak, so what would the birds eat when they want a non vegetarian meal? Well you guessed it right, they'll eat sharks. And when there'll be no more sharks the natural predator of the ocean, the Dolphins will uproot from the ocean floors built with with the help of phytoplankton (a more mental help than any other), and start their daily quota of street racing in fancy Lamborghini... Something the sharks with their mighty rule under the water did not allow thus far due to safety precautions the jelly fish and sea turtles insisted upon because they always hated the mud hitting their dirty laundry. Now with people being killed by the thousands every day it was only a matter of time until the human race will become extinct and shown as relics of the past in Dinosaur museums. <text:s text:c="5"/></text:p>
      <text:p text:style-name="P1"><text:tab/>And it all started because of this man. Well I'm not sure if man is the right description for this non-humane creature, maybe because of his true identity:</text:p>
      <text:p text:style-name="P1">The secret that was kept silently till this day, that he was really a Myrmecophagid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SimSun" style:font-size-asian="14pt" style:font-name-complex="Times New Roman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666</meta:initial-creator>
    <meta:creation-date>2012-01-25T17:41:39.31</meta:creation-date>
    <meta:document-statistic meta:table-count="0" meta:image-count="0" meta:object-count="0" meta:page-count="1" meta:paragraph-count="6" meta:word-count="297" meta:character-count="1650"/>
    <dc:date>2012-01-25T18:07:59.98</dc:date>
    <dc:creator>OoZooL Obliterator666</dc:creator>
    <meta:editing-duration>PT8M49S</meta:editing-duration>
    <meta:editing-cycles>1</meta:editing-cycles>
    <meta:generator>LibreOffice/3.3$Win32 LibreOffice_project/330m19$Build-202</meta:generator>
  </office:meta>
</office:document-meta>
</file>